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fo:keep-with-next="always" fo:keep-together="always" style:writing-mode="lr-tb"/>
    </style:style>
    <style:style style:name="T1_1" style:family="text">
      <style:text-properties style:font-name="Arial" style:font-name-asian="Arial" style:font-name-complex="Arial"/>
    </style:style>
    <style:style style:name="T1_2" style:family="text">
      <style:text-properties style:font-name="Arial" style:font-name-asian="Arial" style:font-name-complex="Arial"/>
    </style:style>
    <style:style style:name="T1_3" style:family="text">
      <style:text-properties style:font-name="Arial" style:font-name-asian="Arial" style:font-name-complex="Arial"/>
    </style:style>
    <style:style style:name="P2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2_1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2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3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4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5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6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7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8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9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0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1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2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3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4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5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6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7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8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9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20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21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22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23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24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25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26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27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28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29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30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31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32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33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34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35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36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37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38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39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40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41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42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43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44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45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46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47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48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49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50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51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52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53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54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55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56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57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58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59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60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61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62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63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64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65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66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67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68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69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70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71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72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73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74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75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76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77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78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79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80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81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82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83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84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85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86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87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88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89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90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91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92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93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94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95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96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97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98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99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00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01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02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03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04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05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06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07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08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09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10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11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12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13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14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15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16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17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18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19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20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21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22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23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24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25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26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27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28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29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30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31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32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33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34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35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36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37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38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39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40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41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42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43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44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45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_146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T6_105" style:family="text"/>
    <style:style style:name="T6_106" style:family="text"/>
    <style:style style:name="T6_107" style:family="text"/>
    <style:style style:name="T6_108" style:family="text"/>
    <style:style style:name="T6_109" style:family="text"/>
    <style:style style:name="T6_110" style:family="text"/>
    <style:style style:name="T6_111" style:family="text"/>
    <style:style style:name="T6_112" style:family="text"/>
    <style:style style:name="T6_113" style:family="text"/>
    <style:style style:name="T6_114" style:family="text"/>
    <style:style style:name="T6_115" style:family="text"/>
    <style:style style:name="T6_116" style:family="text"/>
    <style:style style:name="T6_117" style:family="text"/>
    <style:style style:name="T6_118" style:family="text"/>
    <style:style style:name="T6_119" style:family="text"/>
    <style:style style:name="T6_120" style:family="text"/>
    <style:style style:name="T6_121" style:family="text"/>
    <style:style style:name="T6_122" style:family="text"/>
    <style:style style:name="T6_123" style:family="text"/>
    <style:style style:name="T6_124" style:family="text"/>
    <style:style style:name="T6_125" style:family="text"/>
    <style:style style:name="T6_126" style:family="text"/>
    <style:style style:name="T6_127" style:family="text"/>
    <style:style style:name="T6_128" style:family="text"/>
    <style:style style:name="T6_129" style:family="text"/>
    <style:style style:name="T6_130" style:family="text"/>
    <style:style style:name="T6_131" style:family="text"/>
    <style:style style:name="T6_132" style:family="text"/>
    <style:style style:name="T6_133" style:family="text"/>
    <style:style style:name="T6_134" style:family="text"/>
    <style:style style:name="T6_135" style:family="text"/>
    <style:style style:name="T6_136" style:family="text"/>
    <style:style style:name="T6_137" style:family="text"/>
    <style:style style:name="T6_138" style:family="text"/>
    <style:style style:name="T6_139" style:family="text"/>
    <style:style style:name="T6_140" style:family="text"/>
    <style:style style:name="T6_141" style:family="text"/>
    <style:style style:name="T6_142" style:family="text"/>
    <style:style style:name="T6_143" style:family="text"/>
    <style:style style:name="T6_144" style:family="text"/>
    <style:style style:name="T6_145" style:family="text"/>
    <style:style style:name="T6_146" style:family="text"/>
    <style:style style:name="T6_147" style:family="text"/>
    <style:style style:name="T6_148" style:family="text"/>
    <style:style style:name="T6_149" style:family="text"/>
    <style:style style:name="T6_150" style:family="text"/>
    <style:style style:name="T6_151" style:family="text"/>
    <style:style style:name="T6_152" style:family="text"/>
    <style:style style:name="T6_153" style:family="text"/>
    <style:style style:name="T6_154" style:family="text"/>
    <style:style style:name="T6_155" style:family="text"/>
    <style:style style:name="T6_156" style:family="text"/>
    <style:style style:name="T6_157" style:family="text"/>
    <style:style style:name="T6_158" style:family="text"/>
    <style:style style:name="T6_159" style:family="text"/>
    <style:style style:name="T6_160" style:family="text"/>
    <style:style style:name="T6_161" style:family="text"/>
    <style:style style:name="T6_162" style:family="text"/>
    <style:style style:name="T6_163" style:family="text"/>
    <style:style style:name="T6_164" style:family="text"/>
    <style:style style:name="T6_165" style:family="text"/>
    <style:style style:name="T6_166" style:family="text"/>
    <style:style style:name="T6_167" style:family="text"/>
    <style:style style:name="T6_168" style:family="text"/>
    <style:style style:name="T6_169" style:family="text"/>
    <style:style style:name="T6_170" style:family="text"/>
    <style:style style:name="T6_171" style:family="text"/>
    <style:style style:name="T6_172" style:family="text"/>
    <style:style style:name="T6_173" style:family="text"/>
    <style:style style:name="T6_174" style:family="text"/>
    <style:style style:name="T6_175" style:family="text"/>
    <style:style style:name="T6_176" style:family="text"/>
    <style:style style:name="T6_177" style:family="text"/>
    <style:style style:name="T6_178" style:family="text"/>
    <style:style style:name="T6_179" style:family="text"/>
    <style:style style:name="T6_180" style:family="text"/>
    <style:style style:name="T6_181" style:family="text"/>
    <style:style style:name="T6_182" style:family="text"/>
    <style:style style:name="T6_183" style:family="text"/>
    <style:style style:name="T6_184" style:family="text"/>
    <style:style style:name="T6_185" style:family="text"/>
    <style:style style:name="T6_186" style:family="text"/>
    <style:style style:name="T6_187" style:family="text"/>
    <style:style style:name="T6_188" style:family="text"/>
    <style:style style:name="T6_189" style:family="text"/>
    <style:style style:name="T6_190" style:family="text"/>
    <style:style style:name="T6_191" style:family="text"/>
    <style:style style:name="T6_192" style:family="text"/>
    <style:style style:name="T6_193" style:family="text"/>
    <style:style style:name="T6_194" style:family="text"/>
    <style:style style:name="T6_195" style:family="text"/>
    <style:style style:name="T6_196" style:family="text"/>
    <style:style style:name="T6_197" style:family="text"/>
    <style:style style:name="T6_198" style:family="text"/>
    <style:style style:name="T6_199" style:family="text"/>
    <style:style style:name="T6_200" style:family="text"/>
    <style:style style:name="T6_201" style:family="text"/>
    <style:style style:name="T6_202" style:family="text"/>
    <style:style style:name="T6_203" style:family="text"/>
    <style:style style:name="T6_204" style:family="text"/>
    <style:style style:name="T6_205" style:family="text"/>
    <style:style style:name="T6_206" style:family="text"/>
    <style:style style:name="T6_207" style:family="text"/>
    <style:style style:name="T6_208" style:family="text"/>
    <style:style style:name="T6_209" style:family="text"/>
    <style:style style:name="T6_210" style:family="text"/>
    <style:style style:name="T6_211" style:family="text"/>
    <style:style style:name="T6_212" style:family="text"/>
    <style:style style:name="T6_213" style:family="text"/>
    <style:style style:name="T6_214" style:family="text"/>
    <style:style style:name="T6_215" style:family="text"/>
    <style:style style:name="T6_216" style:family="text"/>
    <style:style style:name="T6_217" style:family="text"/>
    <style:style style:name="T6_218" style:family="text"/>
    <style:style style:name="T6_219" style:family="text"/>
    <style:style style:name="T6_220" style:family="text"/>
    <style:style style:name="T6_221" style:family="text"/>
    <style:style style:name="T6_222" style:family="text"/>
    <style:style style:name="T6_223" style:family="text"/>
    <style:style style:name="T6_224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T8_103" style:family="text"/>
    <style:style style:name="T8_104" style:family="text"/>
    <style:style style:name="T8_105" style:family="text"/>
    <style:style style:name="T8_106" style:family="text"/>
    <style:style style:name="T8_107" style:family="text"/>
    <style:style style:name="T8_108" style:family="text"/>
    <style:style style:name="T8_109" style:family="text"/>
    <style:style style:name="T8_110" style:family="text"/>
    <style:style style:name="T8_111" style:family="text"/>
    <style:style style:name="T8_112" style:family="text"/>
    <style:style style:name="T8_113" style:family="text"/>
    <style:style style:name="T8_114" style:family="text"/>
    <style:style style:name="T8_115" style:family="text"/>
    <style:style style:name="T8_116" style:family="text"/>
    <style:style style:name="T8_117" style:family="text"/>
    <style:style style:name="T8_118" style:family="text"/>
    <style:style style:name="T8_119" style:family="text"/>
    <style:style style:name="T8_120" style:family="text"/>
    <style:style style:name="T8_121" style:family="text"/>
    <style:style style:name="T8_122" style:family="text"/>
    <style:style style:name="T8_123" style:family="text"/>
    <style:style style:name="T8_124" style:family="text"/>
    <style:style style:name="T8_125" style:family="text"/>
    <style:style style:name="T8_126" style:family="text"/>
    <style:style style:name="T8_127" style:family="text"/>
    <style:style style:name="T8_128" style:family="text"/>
    <style:style style:name="T8_129" style:family="text"/>
    <style:style style:name="T8_130" style:family="text"/>
    <style:style style:name="T8_131" style:family="text"/>
    <style:style style:name="T8_132" style:family="text"/>
    <style:style style:name="T8_133" style:family="text"/>
    <style:style style:name="T8_134" style:family="text"/>
    <style:style style:name="T8_135" style:family="text"/>
    <style:style style:name="T8_136" style:family="text"/>
    <style:style style:name="T8_137" style:family="text"/>
    <style:style style:name="T8_138" style:family="text"/>
    <style:style style:name="T8_139" style:family="text"/>
    <style:style style:name="T8_140" style:family="text"/>
    <style:style style:name="T8_141" style:family="text"/>
    <style:style style:name="T8_142" style:family="text"/>
    <style:style style:name="T8_143" style:family="text"/>
    <style:style style:name="T8_144" style:family="text"/>
    <style:style style:name="T8_145" style:family="text"/>
    <style:style style:name="T8_146" style:family="text"/>
    <style:style style:name="T8_147" style:family="text"/>
    <style:style style:name="T8_148" style:family="text"/>
    <style:style style:name="T8_149" style:family="text"/>
    <style:style style:name="T8_150" style:family="text"/>
    <style:style style:name="T8_151" style:family="text"/>
    <style:style style:name="T8_152" style:family="text"/>
    <style:style style:name="T8_153" style:family="text"/>
    <style:style style:name="T8_154" style:family="text"/>
    <style:style style:name="T8_155" style:family="text"/>
    <style:style style:name="T8_156" style:family="text"/>
    <style:style style:name="T8_157" style:family="text"/>
    <style:style style:name="T8_158" style:family="text"/>
    <style:style style:name="T8_159" style:family="text"/>
    <style:style style:name="T8_160" style:family="text"/>
    <style:style style:name="T8_161" style:family="text"/>
    <style:style style:name="T8_162" style:family="text"/>
    <style:style style:name="T8_163" style:family="text"/>
    <style:style style:name="T8_164" style:family="text"/>
    <style:style style:name="T8_165" style:family="text"/>
    <style:style style:name="T8_166" style:family="text"/>
    <style:style style:name="T8_167" style:family="text"/>
    <style:style style:name="T8_168" style:family="text"/>
    <style:style style:name="T8_169" style:family="text"/>
    <style:style style:name="T8_170" style:family="text"/>
    <style:style style:name="T8_171" style:family="text"/>
    <style:style style:name="T8_172" style:family="text"/>
    <style:style style:name="T8_173" style:family="text"/>
    <style:style style:name="T8_174" style:family="text"/>
    <style:style style:name="T8_175" style:family="text"/>
    <style:style style:name="T8_176" style:family="text"/>
    <style:style style:name="T8_177" style:family="text"/>
    <style:style style:name="T8_178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/>
    <style:style style:name="T10_126" style:family="text"/>
    <style:style style:name="T10_127" style:family="text"/>
    <style:style style:name="T10_128" style:family="text"/>
    <style:style style:name="T10_129" style:family="text"/>
    <style:style style:name="T10_130" style:family="text"/>
    <style:style style:name="T10_131" style:family="text"/>
    <style:style style:name="T10_132" style:family="text"/>
    <style:style style:name="T10_133" style:family="text"/>
    <style:style style:name="T10_134" style:family="text"/>
    <style:style style:name="T10_135" style:family="text"/>
    <style:style style:name="T10_136" style:family="text"/>
    <style:style style:name="T10_137" style:family="text"/>
    <style:style style:name="T10_138" style:family="text"/>
    <style:style style:name="T10_139" style:family="text"/>
    <style:style style:name="T10_140" style:family="text"/>
    <style:style style:name="T10_141" style:family="text"/>
    <style:style style:name="T10_142" style:family="text"/>
    <style:style style:name="T10_143" style:family="text"/>
    <style:style style:name="T10_144" style:family="text"/>
    <style:style style:name="T10_145" style:family="text"/>
    <style:style style:name="T10_146" style:family="text"/>
    <style:style style:name="T10_147" style:family="text"/>
    <style:style style:name="T10_148" style:family="text"/>
    <style:style style:name="P1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T12_103" style:family="text"/>
    <style:style style:name="T12_104" style:family="text"/>
    <style:style style:name="T12_105" style:family="text"/>
    <style:style style:name="T12_106" style:family="text"/>
    <style:style style:name="T12_107" style:family="text"/>
    <style:style style:name="T12_108" style:family="text"/>
    <style:style style:name="T12_109" style:family="text"/>
    <style:style style:name="T12_110" style:family="text"/>
    <style:style style:name="T12_111" style:family="text"/>
    <style:style style:name="T12_112" style:family="text"/>
    <style:style style:name="T12_113" style:family="text"/>
    <style:style style:name="T12_114" style:family="text"/>
    <style:style style:name="T12_115" style:family="text"/>
    <style:style style:name="T12_116" style:family="text"/>
    <style:style style:name="T12_117" style:family="text"/>
    <style:style style:name="T12_118" style:family="text"/>
    <style:style style:name="T12_119" style:family="text"/>
    <style:style style:name="T12_120" style:family="text"/>
    <style:style style:name="T12_121" style:family="text"/>
    <style:style style:name="T12_122" style:family="text"/>
    <style:style style:name="T12_123" style:family="text"/>
    <style:style style:name="T12_124" style:family="text"/>
    <style:style style:name="T12_125" style:family="text"/>
    <style:style style:name="T12_126" style:family="text"/>
    <style:style style:name="T12_127" style:family="text"/>
    <style:style style:name="T12_128" style:family="text"/>
    <style:style style:name="T12_129" style:family="text"/>
    <style:style style:name="T12_130" style:family="text"/>
    <style:style style:name="T12_131" style:family="text"/>
    <style:style style:name="T12_132" style:family="text"/>
    <style:style style:name="T12_133" style:family="text"/>
    <style:style style:name="T12_134" style:family="text"/>
    <style:style style:name="T12_135" style:family="text"/>
    <style:style style:name="T12_136" style:family="text"/>
    <style:style style:name="T12_137" style:family="text"/>
    <style:style style:name="T12_138" style:family="text"/>
    <style:style style:name="T12_139" style:family="text"/>
    <style:style style:name="T12_140" style:family="text"/>
    <style:style style:name="T12_141" style:family="text"/>
    <style:style style:name="T12_142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17_1" style:family="text">
      <style:text-properties fo:color="#000000" style:font-name="Arial" style:font-name-asian="Arial" style:font-name-complex="Arial"/>
    </style:style>
    <style:style style:name="T17_2" style:family="text">
      <style:text-properties fo:color="#000000" style:font-name="Arial" style:font-name-asian="Arial" style:font-name-complex="Arial"/>
    </style:style>
    <style:style style:name="T17_3" style:family="text">
      <style:text-properties fo:color="#000000" style:font-name="Arial" style:font-name-asian="Arial" style:font-name-complex="Arial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21_1" style:family="text">
      <style:text-properties fo:color="#000000" style:font-name="Arial" style:font-name-asian="Arial" style:font-name-complex="Arial"/>
    </style:style>
    <style:style style:name="T21_2" style:family="text">
      <style:text-properties fo:color="#000000" style:font-name="Arial" style:font-name-asian="Arial" style:font-name-complex="Arial"/>
    </style:style>
    <style:style style:name="T21_3" style:family="text">
      <style:text-properties fo:color="#000000" style:font-name="Arial" style:font-name-asian="Arial" style:font-name-complex="Arial"/>
    </style:style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>
      <style:text-properties fo:background-color="#ffffff"/>
    </style:style>
    <style:style style:name="T22_2" style:family="text">
      <style:text-properties fo:background-color="#ffffff"/>
    </style:style>
    <style:style style:name="T22_3" style:family="text">
      <style:text-properties fo:background-color="#ffffff"/>
    </style:style>
    <style:style style:name="T22_4" style:family="text">
      <style:text-properties fo:background-color="#ffffff"/>
    </style:style>
    <style:style style:name="T22_5" style:family="text">
      <style:text-properties fo:background-color="#ffffff"/>
    </style:style>
    <style:style style:name="T22_6" style:family="text">
      <style:text-properties fo:background-color="#ffffff"/>
    </style:style>
    <style:style style:name="T22_7" style:family="text">
      <style:text-properties fo:background-color="#ffffff"/>
    </style:style>
    <style:style style:name="T22_8" style:family="text">
      <style:text-properties fo:background-color="#ffffff"/>
    </style:style>
    <style:style style:name="T22_9" style:family="text">
      <style:text-properties fo:background-color="#ffffff"/>
    </style:style>
    <style:style style:name="T22_10" style:family="text">
      <style:text-properties fo:background-color="#ffffff"/>
    </style:style>
    <style:style style:name="T22_11" style:family="text">
      <style:text-properties fo:background-color="#ffffff"/>
    </style:style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>
      <style:text-properties fo:background-color="#ffffff"/>
    </style:style>
    <style:style style:name="T23_2" style:family="text">
      <style:text-properties fo:background-color="#ffffff"/>
    </style:style>
    <style:style style:name="T23_3" style:family="text">
      <style:text-properties fo:background-color="#ffffff"/>
    </style:style>
    <style:style style:name="T23_4" style:family="text">
      <style:text-properties fo:background-color="#ffffff"/>
    </style:style>
    <style:style style:name="T23_5" style:family="text">
      <style:text-properties fo:background-color="#ffffff"/>
    </style:style>
    <style:style style:name="T23_6" style:family="text">
      <style:text-properties fo:background-color="#ffffff"/>
    </style:style>
    <style:style style:name="T23_7" style:family="text">
      <style:text-properties fo:background-color="#ffffff"/>
    </style:style>
    <style:style style:name="T23_8" style:family="text">
      <style:text-properties fo:background-color="#ffffff"/>
    </style:style>
    <style:style style:name="T23_9" style:family="text">
      <style:text-properties fo:background-color="#ffffff"/>
    </style:style>
    <style:style style:name="T23_10" style:family="text">
      <style:text-properties fo:background-color="#ffffff"/>
    </style:style>
    <style:style style:name="T23_11" style:family="text">
      <style:text-properties fo:background-color="#ffffff"/>
    </style:style>
    <style:style style:name="T23_12" style:family="text">
      <style:text-properties fo:background-color="#ffffff"/>
    </style:style>
    <style:style style:name="T23_13" style:family="text">
      <style:text-properties fo:background-color="#ffffff"/>
    </style:style>
    <style:style style:name="T23_14" style:family="text">
      <style:text-properties fo:background-color="#ffffff"/>
    </style:style>
    <style:style style:name="T23_15" style:family="text">
      <style:text-properties fo:background-color="#ffffff"/>
    </style:style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>
      <style:text-properties fo:background-color="#ffffff"/>
    </style:style>
    <style:style style:name="T24_2" style:family="text">
      <style:text-properties fo:background-color="#ffffff"/>
    </style:style>
    <style:style style:name="T24_3" style:family="text">
      <style:text-properties fo:background-color="#ffffff"/>
    </style:style>
    <style:style style:name="T24_4" style:family="text">
      <style:text-properties fo:background-color="#ffffff"/>
    </style:style>
    <style:style style:name="T24_5" style:family="text">
      <style:text-properties fo:background-color="#ffffff"/>
    </style:style>
    <style:style style:name="T24_6" style:family="text">
      <style:text-properties fo:background-color="#ffffff"/>
    </style:style>
    <style:style style:name="T24_7" style:family="text">
      <style:text-properties fo:background-color="#ffffff"/>
    </style:style>
    <style:style style:name="T24_8" style:family="text">
      <style:text-properties fo:background-color="#ffffff"/>
    </style:style>
    <style:style style:name="T24_9" style:family="text">
      <style:text-properties fo:background-color="#ffffff"/>
    </style:style>
    <style:style style:name="T24_10" style:family="text">
      <style:text-properties fo:background-color="#ffffff"/>
    </style:style>
    <style:style style:name="T24_11" style:family="text">
      <style:text-properties fo:background-color="#ffffff"/>
    </style:style>
    <style:style style:name="T24_12" style:family="text">
      <style:text-properties fo:background-color="#ffffff"/>
    </style:style>
    <style:style style:name="T24_13" style:family="text">
      <style:text-properties fo:background-color="#ffffff"/>
    </style:style>
    <style:style style:name="T24_14" style:family="text">
      <style:text-properties fo:background-color="#ffffff"/>
    </style:style>
    <style:style style:name="T24_15" style:family="text">
      <style:text-properties fo:background-color="#ffffff"/>
    </style:style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>
      <style:text-properties fo:background-color="#ffffff"/>
    </style:style>
    <style:style style:name="T25_2" style:family="text">
      <style:text-properties fo:background-color="#ffffff"/>
    </style:style>
    <style:style style:name="T25_3" style:family="text">
      <style:text-properties fo:background-color="#ffffff"/>
    </style:style>
    <style:style style:name="T25_4" style:family="text">
      <style:text-properties fo:background-color="#ffffff"/>
    </style:style>
    <style:style style:name="T25_5" style:family="text">
      <style:text-properties fo:background-color="#ffffff"/>
    </style:style>
    <style:style style:name="T25_6" style:family="text">
      <style:text-properties fo:background-color="#ffffff"/>
    </style:style>
    <style:style style:name="T25_7" style:family="text">
      <style:text-properties fo:background-color="#ffffff"/>
    </style:style>
    <style:style style:name="T25_8" style:family="text">
      <style:text-properties fo:background-color="#ffffff"/>
    </style:style>
    <style:style style:name="T25_9" style:family="text">
      <style:text-properties fo:background-color="#ffffff"/>
    </style:style>
    <style:style style:name="T25_10" style:family="text">
      <style:text-properties fo:background-color="#ffffff"/>
    </style:style>
    <style:style style:name="T25_11" style:family="text">
      <style:text-properties fo:background-color="#ffffff"/>
    </style:style>
    <style:style style:name="T25_12" style:family="text">
      <style:text-properties fo:background-color="#ffffff"/>
    </style:style>
    <style:style style:name="T25_13" style:family="text">
      <style:text-properties fo:background-color="#ffffff"/>
    </style:style>
    <style:style style:name="P26" style:family="paragraph" style:parent-style-name="Standard">
      <style:paragraph-properties fo:break-before="auto" fo:line-height="115%" fo:margin-top="0cm" fo:margin-bottom="0cm" style:writing-mode="lr-tb"/>
    </style:style>
    <style:style style:name="T26_1" style:family="text">
      <style:text-properties fo:background-color="#ffffff"/>
    </style:style>
    <style:style style:name="T26_2" style:family="text">
      <style:text-properties fo:background-color="#ffffff"/>
    </style:style>
    <style:style style:name="T26_3" style:family="text">
      <style:text-properties fo:background-color="#ffffff"/>
    </style:style>
    <style:style style:name="T26_4" style:family="text">
      <style:text-properties fo:background-color="#ffffff"/>
    </style:style>
    <style:style style:name="T26_5" style:family="text">
      <style:text-properties fo:background-color="#ffffff"/>
    </style:style>
    <style:style style:name="T26_6" style:family="text">
      <style:text-properties fo:background-color="#ffffff"/>
    </style:style>
    <style:style style:name="T26_7" style:family="text">
      <style:text-properties fo:background-color="#ffffff"/>
    </style:style>
    <style:style style:name="T26_8" style:family="text">
      <style:text-properties fo:background-color="#ffffff"/>
    </style:style>
    <style:style style:name="T26_9" style:family="text">
      <style:text-properties fo:background-color="#ffffff"/>
    </style:style>
    <style:style style:name="T26_10" style:family="text">
      <style:text-properties fo:background-color="#ffffff"/>
    </style:style>
    <style:style style:name="T26_11" style:family="text">
      <style:text-properties fo:background-color="#ffffff"/>
    </style:style>
    <style:style style:name="T26_12" style:family="text">
      <style:text-properties fo:background-color="#ffffff"/>
    </style:style>
    <style:style style:name="T26_13" style:family="text">
      <style:text-properties fo:background-color="#ffffff"/>
    </style:style>
    <style:style style:name="T26_14" style:family="text">
      <style:text-properties fo:background-color="#ffffff"/>
    </style:style>
    <style:style style:name="T26_15" style:family="text">
      <style:text-properties fo:background-color="#ffffff"/>
    </style:style>
    <style:style style:name="T26_16" style:family="text">
      <style:text-properties fo:background-color="#ffffff"/>
    </style:style>
    <style:style style:name="T26_17" style:family="text">
      <style:text-properties fo:background-color="#ffffff"/>
    </style:style>
    <style:style style:name="T26_18" style:family="text">
      <style:text-properties fo:background-color="#ffffff"/>
    </style:style>
    <style:style style:name="T26_19" style:family="text">
      <style:text-properties fo:background-color="#ffffff"/>
    </style:style>
    <style:style style:name="T26_20" style:family="text">
      <style:text-properties fo:background-color="#ffffff"/>
    </style:style>
    <style:style style:name="T26_21" style:family="text">
      <style:text-properties fo:background-color="#ffffff"/>
    </style:style>
  </office:automatic-styles>
  <office:body>
    <office:text>
      <text:p text:style-name="P1"><text:bookmark-start text:name="h.1y4ggwjgijhi"/><text:bookmark-end text:name="h.1y4ggwjgijhi"/><text:span text:style-name="T1_1">Laverne</text:span><text:span text:style-name="T1_2"><text:s/></text:span><text:span text:style-name="T1_3">Cuer</text:span></text:p>
      <text:h text:style-name="P2" text:outline-level="10"><text:bookmark-start text:name="h.iht6kr2qc380"/><text:bookmark-end text:name="h.iht6kr2qc380"/><text:span text:style-name="T2_1">You</text:span><text:span text:style-name="T2_2"><text:s/></text:span><text:span text:style-name="T2_3">are</text:span><text:span text:style-name="T2_4"><text:s/></text:span><text:span text:style-name="T2_5">Laverne</text:span><text:span text:style-name="T2_6"><text:s/></text:span><text:span text:style-name="T2_7">Cuer</text:span><text:span text:style-name="T2_8">,<text:s/></text:span><text:span text:style-name="T2_9">a</text:span><text:span text:style-name="T2_10"><text:s/></text:span><text:span text:style-name="T2_11">French</text:span><text:span text:style-name="T2_12"><text:s/></text:span><text:span text:style-name="T2_13">priest</text:span><text:span text:style-name="T2_14">.<text:s/></text:span><text:span text:style-name="T2_15">You</text:span><text:span text:style-name="T2_16"><text:s/></text:span><text:span text:style-name="T2_17">never</text:span><text:span text:style-name="T2_18"><text:s/></text:span><text:span text:style-name="T2_19">wished</text:span><text:span text:style-name="T2_20"><text:s/></text:span><text:span text:style-name="T2_21">to</text:span><text:span text:style-name="T2_22"><text:s/></text:span><text:span text:style-name="T2_23">come</text:span><text:span text:style-name="T2_24"><text:s/></text:span><text:span text:style-name="T2_25">to</text:span><text:span text:style-name="T2_26"><text:s/></text:span><text:span text:style-name="T2_27">England</text:span><text:span text:style-name="T2_28"><text:s/></text:span><text:span text:style-name="T2_29">but</text:span><text:span text:style-name="T2_30"><text:s/></text:span><text:span text:style-name="T2_31">the</text:span><text:span text:style-name="T2_32"><text:s/></text:span><text:span text:style-name="T2_33">church</text:span><text:span text:style-name="T2_34"><text:s/></text:span><text:span text:style-name="T2_35">has</text:span><text:span text:style-name="T2_36"><text:s/></text:span><text:span text:style-name="T2_37">recognised</text:span><text:span text:style-name="T2_38"><text:s/></text:span><text:span text:style-name="T2_39">a</text:span><text:span text:style-name="T2_40"><text:s/></text:span><text:span text:style-name="T2_41">great</text:span><text:span text:style-name="T2_42"><text:s/></text:span><text:span text:style-name="T2_43">strength</text:span><text:span text:style-name="T2_44"><text:s/></text:span><text:span text:style-name="T2_45">in</text:span><text:span text:style-name="T2_46"><text:s/></text:span><text:span text:style-name="T2_47">you</text:span><text:span text:style-name="T2_48"><text:s/></text:span><text:span text:style-name="T2_49">and</text:span><text:span text:style-name="T2_50"><text:s/></text:span><text:span text:style-name="T2_51">sent</text:span><text:span text:style-name="T2_52"><text:s/></text:span><text:span text:style-name="T2_53">you</text:span><text:span text:style-name="T2_54"><text:s/></text:span><text:span text:style-name="T2_55">on</text:span><text:span text:style-name="T2_56"><text:s/></text:span><text:span text:style-name="T2_57">this</text:span><text:span text:style-name="T2_58"><text:s/></text:span><text:span text:style-name="T2_59">holy</text:span><text:span text:style-name="T2_60"><text:s/></text:span><text:span text:style-name="T2_61">mission</text:span><text:span text:style-name="T2_62">.<text:s/></text:span><text:span text:style-name="T2_63">Why</text:span><text:span text:style-name="T2_64"><text:s/></text:span><text:span text:style-name="T2_65">this</text:span><text:span text:style-name="T2_66"><text:s/></text:span><text:span text:style-name="T2_67">holy</text:span><text:span text:style-name="T2_68"><text:s/></text:span><text:span text:style-name="T2_69">mission</text:span><text:span text:style-name="T2_70"><text:s/></text:span><text:span text:style-name="T2_71">sent</text:span><text:span text:style-name="T2_72"><text:s/></text:span><text:span text:style-name="T2_73">you</text:span><text:span text:style-name="T2_74"><text:s/></text:span><text:span text:style-name="T2_75">to</text:span><text:span text:style-name="T2_76"><text:s/></text:span><text:span text:style-name="T2_77">Luton</text:span><text:span text:style-name="T2_78"><text:s/></text:span><text:span text:style-name="T2_79">is</text:span><text:span text:style-name="T2_80"><text:s/></text:span><text:span text:style-name="T2_81">anyones</text:span><text:span text:style-name="T2_82"><text:s/></text:span><text:span text:style-name="T2_83">guess</text:span><text:span text:style-name="T2_84"><text:s/></text:span><text:span text:style-name="T2_85">though</text:span><text:span text:style-name="T2_86"><text:s/></text:span><text:span text:style-name="T2_87">since</text:span><text:span text:style-name="T2_88"><text:s/></text:span><text:span text:style-name="T2_89">your</text:span><text:span text:style-name="T2_90"><text:s/></text:span><text:span text:style-name="T2_91">instructions</text:span><text:span text:style-name="T2_92"><text:s/></text:span><text:span text:style-name="T2_93">never</text:span><text:span text:style-name="T2_94"><text:s/></text:span><text:span text:style-name="T2_95">arrived</text:span><text:span text:style-name="T2_96">.<text:s/></text:span><text:span text:style-name="T2_97">You</text:span><text:span text:style-name="T2_98"><text:s/></text:span><text:span text:style-name="T2_99">suspect</text:span><text:span text:style-name="T2_100"><text:s/></text:span><text:span text:style-name="T2_101">that</text:span><text:span text:style-name="T2_102"><text:s/></text:span><text:span text:style-name="T2_103">the</text:span><text:span text:style-name="T2_104"><text:s/></text:span><text:span text:style-name="T2_105">post</text:span><text:span text:style-name="T2_106"><text:s/></text:span><text:span text:style-name="T2_107">office</text:span><text:span text:style-name="T2_108"><text:s/></text:span><text:span text:style-name="T2_109">here</text:span><text:span text:style-name="T2_110"><text:s/></text:span><text:span text:style-name="T2_111">has</text:span><text:span text:style-name="T2_112"><text:s/></text:span><text:span text:style-name="T2_113">made</text:span><text:span text:style-name="T2_114"><text:s/></text:span><text:span text:style-name="T2_115">some</text:span><text:span text:style-name="T2_116"><text:s/></text:span><text:span text:style-name="T2_117">sort</text:span><text:span text:style-name="T2_118"><text:s/></text:span><text:span text:style-name="T2_119">of</text:span><text:span text:style-name="T2_120"><text:s/></text:span><text:span text:style-name="T2_121">error</text:span><text:span text:style-name="T2_122"><text:s/></text:span><text:span text:style-name="T2_123">and</text:span><text:span text:style-name="T2_124"><text:s/></text:span><text:span text:style-name="T2_125">you</text:span><text:span text:style-name="T2_126"><text:s/></text:span><text:span text:style-name="T2_127">heard</text:span><text:span text:style-name="T2_128"><text:s/></text:span><text:span text:style-name="T2_129">Silas</text:span><text:span text:style-name="T2_130"><text:s/></text:span><text:span text:style-name="T2_131">Silvester</text:span><text:span text:style-name="T2_132"><text:s/></text:span><text:span text:style-name="T2_133">speaking</text:span><text:span text:style-name="T2_134"><text:s/></text:span><text:span text:style-name="T2_135">about</text:span><text:span text:style-name="T2_136"><text:s/></text:span><text:span text:style-name="T2_137">someone</text:span><text:span text:style-name="T2_138"><text:s/></text:span><text:span text:style-name="T2_139">getting</text:span><text:span text:style-name="T2_140"><text:s/></text:span><text:span text:style-name="T2_141">the</text:span><text:span text:style-name="T2_142"><text:s/></text:span><text:span text:style-name="T2_143">wrong</text:span><text:span text:style-name="T2_144"><text:s/></text:span><text:span text:style-name="T2_145">mail</text:span><text:span text:style-name="T2_146">.</text:span></text:h>
      <text:p text:style-name="P3"/>
      <text:p text:style-name="P4"><text:span text:style-name="T4_1">You</text:span><text:span text:style-name="T4_2"><text:s/></text:span><text:span text:style-name="T4_3">suspect</text:span><text:span text:style-name="T4_4"><text:s/></text:span><text:span text:style-name="T4_5">you</text:span><text:span text:style-name="T4_6"><text:s/></text:span><text:span text:style-name="T4_7">have</text:span><text:span text:style-name="T4_8"><text:s/></text:span><text:span text:style-name="T4_9">been</text:span><text:span text:style-name="T4_10"><text:s/></text:span><text:span text:style-name="T4_11">placed</text:span><text:span text:style-name="T4_12"><text:s/></text:span><text:span text:style-name="T4_13">here</text:span><text:span text:style-name="T4_14"><text:s/></text:span><text:span text:style-name="T4_15">as</text:span><text:span text:style-name="T4_16"><text:s/></text:span><text:span text:style-name="T4_17">the</text:span><text:span text:style-name="T4_18"><text:s/></text:span><text:span text:style-name="T4_19">last</text:span><text:span text:style-name="T4_20"><text:s/></text:span><text:span text:style-name="T4_21">priest</text:span><text:span text:style-name="T4_22"><text:s/></text:span><text:span text:style-name="T4_23">that</text:span><text:span text:style-name="T4_24"><text:s/></text:span><text:span text:style-name="T4_25">was</text:span><text:span text:style-name="T4_26"><text:s/></text:span><text:span text:style-name="T4_27">sent</text:span><text:span text:style-name="T4_28"><text:s/></text:span><text:span text:style-name="T4_29">here</text:span><text:span text:style-name="T4_30"><text:s/></text:span><text:span text:style-name="T4_31">was</text:span><text:span text:style-name="T4_32"><text:s/></text:span><text:span text:style-name="T4_33">brutally</text:span><text:span text:style-name="T4_34"><text:s/></text:span><text:span text:style-name="T4_35">murdered</text:span><text:span text:style-name="T4_36">.<text:s/></text:span><text:span text:style-name="T4_37">His</text:span><text:span text:style-name="T4_38"><text:s/></text:span><text:span text:style-name="T4_39">name</text:span><text:span text:style-name="T4_40"><text:s/></text:span><text:span text:style-name="T4_41">was</text:span><text:span text:style-name="T4_42"><text:s/></text:span><text:span text:style-name="T4_43">Gabriel</text:span><text:span text:style-name="T4_44"><text:s/></text:span><text:span text:style-name="T4_45">and</text:span><text:span text:style-name="T4_46"><text:s/></text:span><text:span text:style-name="T4_47">he</text:span><text:span text:style-name="T4_48"><text:s/></text:span><text:span text:style-name="T4_49">was</text:span><text:span text:style-name="T4_50"><text:s/></text:span><text:span text:style-name="T4_51">your</text:span><text:span text:style-name="T4_52"><text:s/></text:span><text:span text:style-name="T4_53">best</text:span><text:span text:style-name="T4_54"><text:s/></text:span><text:span text:style-name="T4_55">friend</text:span><text:span text:style-name="T4_56">.<text:s/></text:span><text:span text:style-name="T4_57">If</text:span><text:span text:style-name="T4_58"><text:s/></text:span><text:span text:style-name="T4_59">you</text:span><text:span text:style-name="T4_60"><text:s/></text:span><text:span text:style-name="T4_61">ever</text:span><text:span text:style-name="T4_62"><text:s/></text:span><text:span text:style-name="T4_63">find</text:span><text:span text:style-name="T4_64"><text:s/></text:span><text:span text:style-name="T4_65">the</text:span><text:span text:style-name="T4_66"><text:s/></text:span><text:span text:style-name="T4_67">person</text:span><text:span text:style-name="T4_68"><text:s/></text:span><text:span text:style-name="T4_69">who</text:span><text:span text:style-name="T4_70"><text:s/></text:span><text:span text:style-name="T4_71">did</text:span><text:span text:style-name="T4_72"><text:s/></text:span><text:span text:style-name="T4_73">this</text:span><text:span text:style-name="T4_74"><text:s/></text:span><text:span text:style-name="T4_75">to</text:span><text:span text:style-name="T4_76"><text:s/></text:span><text:span text:style-name="T4_77">him</text:span><text:span text:style-name="T4_78"><text:s/></text:span><text:span text:style-name="T4_79">then</text:span><text:span text:style-name="T4_80"><text:s/></text:span><text:span text:style-name="T4_81">you</text:span><text:span text:style-name="T4_82"><text:s/></text:span><text:span text:style-name="T4_83">would</text:span><text:span text:style-name="T4_84"><text:s/></text:span><text:span text:style-name="T4_85">enact</text:span><text:span text:style-name="T4_86"><text:s/></text:span><text:span text:style-name="T4_87">swift</text:span><text:span text:style-name="T4_88"><text:s/></text:span><text:span text:style-name="T4_89">and</text:span><text:span text:style-name="T4_90"><text:s/></text:span><text:span text:style-name="T4_91">righteous</text:span><text:span text:style-name="T4_92"><text:s/></text:span><text:span text:style-name="T4_93">justice</text:span><text:span text:style-name="T4_94"><text:s/></text:span><text:span text:style-name="T4_95">upon</text:span><text:span text:style-name="T4_96"><text:s/></text:span><text:span text:style-name="T4_97">them</text:span><text:span text:style-name="T4_98">.</text:span></text:p>
      <text:p text:style-name="P5"/>
      <text:p text:style-name="P6"><text:span text:style-name="T6_1">One</text:span><text:span text:style-name="T6_2"><text:s/></text:span><text:span text:style-name="T6_3">thing</text:span><text:span text:style-name="T6_4"><text:s/></text:span><text:span text:style-name="T6_5">you</text:span><text:span text:style-name="T6_6"><text:s/></text:span><text:span text:style-name="T6_7">can</text:span><text:span text:style-name="T6_8"><text:s/></text:span><text:span text:style-name="T6_9">see</text:span><text:span text:style-name="T6_10"><text:s/></text:span><text:span text:style-name="T6_11">in</text:span><text:span text:style-name="T6_12"><text:s/></text:span><text:span text:style-name="T6_13">Luton</text:span><text:span text:style-name="T6_14"><text:s/></text:span><text:span text:style-name="T6_15">though</text:span><text:span text:style-name="T6_16"><text:s/></text:span><text:span text:style-name="T6_17">is</text:span><text:span text:style-name="T6_18"><text:s/></text:span><text:span text:style-name="T6_19">that</text:span><text:span text:style-name="T6_20"><text:s/></text:span><text:span text:style-name="T6_21">it</text:span><text:span text:style-name="T6_22"><text:s/></text:span><text:span text:style-name="T6_23">is</text:span><text:span text:style-name="T6_24"><text:s/></text:span><text:span text:style-name="T6_25">filled</text:span><text:span text:style-name="T6_26"><text:s/></text:span><text:span text:style-name="T6_27">with</text:span><text:span text:style-name="T6_28"><text:s/></text:span><text:span text:style-name="T6_29">unclean</text:span><text:span text:style-name="T6_30"><text:s/></text:span><text:span text:style-name="T6_31">and</text:span><text:span text:style-name="T6_32"><text:s/></text:span><text:span text:style-name="T6_33">ungodly</text:span><text:span text:style-name="T6_34"><text:s/></text:span><text:span text:style-name="T6_35">individuals</text:span><text:span text:style-name="T6_36">.<text:s text:c="2"/></text:span><text:span text:style-name="T6_37">Within</text:span><text:span text:style-name="T6_38"><text:s/></text:span><text:span text:style-name="T6_39">one</text:span><text:span text:style-name="T6_40"><text:s/></text:span><text:span text:style-name="T6_41">day</text:span><text:span text:style-name="T6_42"><text:s/></text:span><text:span text:style-name="T6_43">of</text:span><text:span text:style-name="T6_44"><text:s/></text:span><text:span text:style-name="T6_45">getting</text:span><text:span text:style-name="T6_46"><text:s/></text:span><text:span text:style-name="T6_47">here</text:span><text:span text:style-name="T6_48">,<text:s/></text:span><text:span text:style-name="T6_49">some</text:span><text:span text:style-name="T6_50"><text:s/></text:span><text:span text:style-name="T6_51">idiot</text:span><text:span text:style-name="T6_52"><text:s/></text:span><text:span text:style-name="T6_53">had</text:span><text:span text:style-name="T6_54"><text:s/></text:span><text:span text:style-name="T6_55">already</text:span><text:span text:style-name="T6_56"><text:s/></text:span><text:span text:style-name="T6_57">drunken</text:span><text:span text:style-name="T6_58"><text:s/></text:span><text:span text:style-name="T6_59">your</text:span><text:span text:style-name="T6_60"><text:s/></text:span><text:span text:style-name="T6_61">holy</text:span><text:span text:style-name="T6_62"><text:s/></text:span><text:span text:style-name="T6_63">water</text:span><text:span text:style-name="T6_64">.<text:s/></text:span><text:span text:style-name="T6_65">If</text:span><text:span text:style-name="T6_66"><text:s/></text:span><text:span text:style-name="T6_67">you</text:span><text:span text:style-name="T6_68"><text:s/></text:span><text:span text:style-name="T6_69">get</text:span><text:span text:style-name="T6_70"><text:s/></text:span><text:span text:style-name="T6_71">your</text:span><text:span text:style-name="T6_72"><text:s/></text:span><text:span text:style-name="T6_73">hands</text:span><text:span text:style-name="T6_74"><text:s/></text:span><text:span text:style-name="T6_75">on</text:span><text:span text:style-name="T6_76"><text:s/></text:span><text:span text:style-name="T6_77">them</text:span><text:span text:style-name="T6_78">….<text:s/></text:span><text:span text:style-name="T6_79">The</text:span><text:span text:style-name="T6_80"><text:s/></text:span><text:span text:style-name="T6_81">lord</text:span><text:span text:style-name="T6_82"><text:s/></text:span><text:span text:style-name="T6_83">is</text:span><text:span text:style-name="T6_84"><text:s/></text:span><text:span text:style-name="T6_85">surely</text:span><text:span text:style-name="T6_86"><text:s/></text:span><text:span text:style-name="T6_87">testing</text:span><text:span text:style-name="T6_88"><text:s/></text:span><text:span text:style-name="T6_89">you</text:span><text:span text:style-name="T6_90"><text:s/></text:span><text:span text:style-name="T6_91">here</text:span><text:span text:style-name="T6_92">.<text:s/></text:span><text:span text:style-name="T6_93">You</text:span><text:span text:style-name="T6_94">’</text:span><text:span text:style-name="T6_95">ve</text:span><text:span text:style-name="T6_96"><text:s/></text:span><text:span text:style-name="T6_97">even</text:span><text:span text:style-name="T6_98"><text:s/></text:span><text:span text:style-name="T6_99">heard</text:span><text:span text:style-name="T6_100"><text:s/></text:span><text:span text:style-name="T6_101">that</text:span><text:span text:style-name="T6_102"><text:s/></text:span><text:span text:style-name="T6_103">there</text:span><text:span text:style-name="T6_104"><text:s/></text:span><text:span text:style-name="T6_105">are</text:span><text:span text:style-name="T6_106"><text:s/></text:span><text:span text:style-name="T6_107">some</text:span><text:span text:style-name="T6_108"><text:s/></text:span><text:span text:style-name="T6_109">in</text:span><text:span text:style-name="T6_110"><text:s/></text:span><text:span text:style-name="T6_111">this</text:span><text:span text:style-name="T6_112"><text:s/></text:span><text:span text:style-name="T6_113">town</text:span><text:span text:style-name="T6_114"><text:s/></text:span><text:span text:style-name="T6_115">that</text:span><text:span text:style-name="T6_116"><text:s/></text:span><text:span text:style-name="T6_117">oppose</text:span><text:span text:style-name="T6_118"><text:s/></text:span><text:span text:style-name="T6_119">the</text:span><text:span text:style-name="T6_120"><text:s/></text:span><text:span text:style-name="T6_121">building</text:span><text:span text:style-name="T6_122"><text:s/></text:span><text:span text:style-name="T6_123">of</text:span><text:span text:style-name="T6_124"><text:s/></text:span><text:span text:style-name="T6_125">a</text:span><text:span text:style-name="T6_126"><text:s/></text:span><text:span text:style-name="T6_127">new</text:span><text:span text:style-name="T6_128"><text:s/></text:span><text:span text:style-name="T6_129">cathedral</text:span><text:span text:style-name="T6_130">.<text:s/></text:span><text:span text:style-name="T6_131">These</text:span><text:span text:style-name="T6_132"><text:s/></text:span><text:span text:style-name="T6_133">people</text:span><text:span text:style-name="T6_134"><text:s/></text:span><text:span text:style-name="T6_135">will</text:span><text:span text:style-name="T6_136"><text:s/></text:span><text:span text:style-name="T6_137">see</text:span><text:span text:style-name="T6_138"><text:s/></text:span><text:span text:style-name="T6_139">the</text:span><text:span text:style-name="T6_140"><text:s/></text:span><text:span text:style-name="T6_141">true</text:span><text:span text:style-name="T6_142"><text:s/></text:span><text:span text:style-name="T6_143">way</text:span><text:span text:style-name="T6_144"><text:s/></text:span><text:span text:style-name="T6_145">of</text:span><text:span text:style-name="T6_146"><text:s/></text:span><text:span text:style-name="T6_147">the</text:span><text:span text:style-name="T6_148"><text:s/></text:span><text:span text:style-name="T6_149">lord</text:span><text:span text:style-name="T6_150"><text:s/></text:span><text:span text:style-name="T6_151">either</text:span><text:span text:style-name="T6_152"><text:s/></text:span><text:span text:style-name="T6_153">through</text:span><text:span text:style-name="T6_154"><text:s/></text:span><text:span text:style-name="T6_155">persuasion</text:span><text:span text:style-name="T6_156"><text:s/></text:span><text:span text:style-name="T6_157">or</text:span><text:span text:style-name="T6_158"><text:s/></text:span><text:span text:style-name="T6_159">force</text:span><text:span text:style-name="T6_160">,<text:s/></text:span><text:span text:style-name="T6_161">you</text:span><text:span text:style-name="T6_162"><text:s/></text:span><text:span text:style-name="T6_163">don</text:span><text:span text:style-name="T6_164">’</text:span><text:span text:style-name="T6_165">t</text:span><text:span text:style-name="T6_166"><text:s/></text:span><text:span text:style-name="T6_167">really</text:span><text:span text:style-name="T6_168"><text:s/></text:span><text:span text:style-name="T6_169">mind</text:span><text:span text:style-name="T6_170">.<text:s/></text:span><text:span text:style-name="T6_171">You</text:span><text:span text:style-name="T6_172"><text:s/></text:span><text:span text:style-name="T6_173">will</text:span><text:span text:style-name="T6_174"><text:s/></text:span><text:span text:style-name="T6_175">definitely</text:span><text:span text:style-name="T6_176"><text:s/></text:span><text:span text:style-name="T6_177">use</text:span><text:span text:style-name="T6_178"><text:s/></text:span><text:span text:style-name="T6_179">the</text:span><text:span text:style-name="T6_180"><text:s/></text:span><text:span text:style-name="T6_181">Bible</text:span><text:span text:style-name="T6_182"><text:s/></text:span><text:span text:style-name="T6_183">as</text:span><text:span text:style-name="T6_184"><text:s/></text:span><text:span text:style-name="T6_185">much</text:span><text:span text:style-name="T6_186"><text:s/></text:span><text:span text:style-name="T6_187">as</text:span><text:span text:style-name="T6_188"><text:s/></text:span><text:span text:style-name="T6_189">you</text:span><text:span text:style-name="T6_190"><text:s/></text:span><text:span text:style-name="T6_191">can</text:span><text:span text:style-name="T6_192"><text:s/></text:span><text:span text:style-name="T6_193">though</text:span><text:span text:style-name="T6_194">.<text:s/></text:span><text:span text:style-name="T6_195">Anyone</text:span><text:span text:style-name="T6_196"><text:s/></text:span><text:span text:style-name="T6_197">who</text:span><text:span text:style-name="T6_198"><text:s/></text:span><text:span text:style-name="T6_199">asks</text:span><text:span text:style-name="T6_200"><text:s/></text:span><text:span text:style-name="T6_201">about</text:span><text:span text:style-name="T6_202"><text:s/></text:span><text:span text:style-name="T6_203">the</text:span><text:span text:style-name="T6_204"><text:s/></text:span><text:span text:style-name="T6_205">Bible</text:span><text:span text:style-name="T6_206"><text:s/></text:span><text:span text:style-name="T6_207">will</text:span><text:span text:style-name="T6_208"><text:s/></text:span><text:span text:style-name="T6_209">always</text:span><text:span text:style-name="T6_210"><text:s/></text:span><text:span text:style-name="T6_211">get</text:span><text:span text:style-name="T6_212"><text:s/></text:span><text:span text:style-name="T6_213">an</text:span><text:span text:style-name="T6_214"><text:s/></text:span><text:span text:style-name="T6_215">honest</text:span><text:span text:style-name="T6_216"><text:s/></text:span><text:span text:style-name="T6_217">answer</text:span><text:span text:style-name="T6_218"><text:s/></text:span><text:span text:style-name="T6_219">from</text:span><text:span text:style-name="T6_220"><text:s/></text:span><text:span text:style-name="T6_221">Laverne</text:span><text:span text:style-name="T6_222"><text:s/></text:span><text:span text:style-name="T6_223">Cuer</text:span><text:span text:style-name="T6_224">.</text:span></text:p>
      <text:p text:style-name="P7"/>
      <text:p text:style-name="P8"><text:span text:style-name="T8_1">Your</text:span><text:span text:style-name="T8_2"><text:s/></text:span><text:span text:style-name="T8_3">job</text:span><text:span text:style-name="T8_4"><text:s/></text:span><text:span text:style-name="T8_5">for</text:span><text:span text:style-name="T8_6"><text:s/></text:span><text:span text:style-name="T8_7">the</text:span><text:span text:style-name="T8_8"><text:s/></text:span><text:span text:style-name="T8_9">church</text:span><text:span text:style-name="T8_10"><text:s/></text:span><text:span text:style-name="T8_11">is</text:span><text:span text:style-name="T8_12"><text:s/></text:span><text:span text:style-name="T8_13">not</text:span><text:span text:style-name="T8_14"><text:s/></text:span><text:span text:style-name="T8_15">solely</text:span><text:span text:style-name="T8_16"><text:s/></text:span><text:span text:style-name="T8_17">rooted</text:span><text:span text:style-name="T8_18"><text:s/></text:span><text:span text:style-name="T8_19">in</text:span><text:span text:style-name="T8_20"><text:s/></text:span><text:span text:style-name="T8_21">religion</text:span><text:span text:style-name="T8_22">.<text:s/></text:span><text:span text:style-name="T8_23">As</text:span><text:span text:style-name="T8_24"><text:s/></text:span><text:span text:style-name="T8_25">a</text:span><text:span text:style-name="T8_26"><text:s/></text:span><text:span text:style-name="T8_27">priest</text:span><text:span text:style-name="T8_28"><text:s/></text:span><text:span text:style-name="T8_29">you</text:span><text:span text:style-name="T8_30"><text:s/></text:span><text:span text:style-name="T8_31">can</text:span><text:span text:style-name="T8_32"><text:s/></text:span><text:span text:style-name="T8_33">of</text:span><text:span text:style-name="T8_34"><text:s/></text:span><text:span text:style-name="T8_35">course</text:span><text:span text:style-name="T8_36"><text:s/></text:span><text:span text:style-name="T8_37">marry</text:span><text:span text:style-name="T8_38"><text:s/></text:span><text:span text:style-name="T8_39">people</text:span><text:span text:style-name="T8_40"><text:s/></text:span><text:span text:style-name="T8_41">and</text:span><text:span text:style-name="T8_42"><text:s/></text:span><text:span text:style-name="T8_43">that</text:span><text:span text:style-name="T8_44"><text:s/></text:span><text:span text:style-name="T8_45">is</text:span><text:span text:style-name="T8_46"><text:s/></text:span><text:span text:style-name="T8_47">how</text:span><text:span text:style-name="T8_48"><text:s/></text:span><text:span text:style-name="T8_49">you</text:span><text:span text:style-name="T8_50"><text:s/></text:span><text:span text:style-name="T8_51">spend</text:span><text:span text:style-name="T8_52"><text:s/></text:span><text:span text:style-name="T8_53">most</text:span><text:span text:style-name="T8_54"><text:s/></text:span><text:span text:style-name="T8_55">of</text:span><text:span text:style-name="T8_56"><text:s/></text:span><text:span text:style-name="T8_57">your</text:span><text:span text:style-name="T8_58"><text:s/></text:span><text:span text:style-name="T8_59">days</text:span><text:span text:style-name="T8_60"><text:s/></text:span><text:span text:style-name="T8_61">but</text:span><text:span text:style-name="T8_62">,<text:s/></text:span><text:span text:style-name="T8_63">more</text:span><text:span text:style-name="T8_64"><text:s/></text:span><text:span text:style-name="T8_65">often</text:span><text:span text:style-name="T8_66"><text:s/></text:span><text:span text:style-name="T8_67">than</text:span><text:span text:style-name="T8_68"><text:s/></text:span><text:span text:style-name="T8_69">not</text:span><text:span text:style-name="T8_70">,<text:s/></text:span><text:span text:style-name="T8_71">if</text:span><text:span text:style-name="T8_72"><text:s/></text:span><text:span text:style-name="T8_73">there</text:span><text:span text:style-name="T8_74"><text:s/></text:span><text:span text:style-name="T8_75">are</text:span><text:span text:style-name="T8_76"><text:s/></text:span><text:span text:style-name="T8_77">demons</text:span><text:span text:style-name="T8_78"><text:s/></text:span><text:span text:style-name="T8_79">holding</text:span><text:span text:style-name="T8_80"><text:s/></text:span><text:span text:style-name="T8_81">information</text:span><text:span text:style-name="T8_82"><text:s/></text:span><text:span text:style-name="T8_83">inside</text:span><text:span text:style-name="T8_84"><text:s/></text:span><text:span text:style-name="T8_85">mortals</text:span><text:span text:style-name="T8_86">,<text:s/></text:span><text:span text:style-name="T8_87">the</text:span><text:span text:style-name="T8_88"><text:s/></text:span><text:span text:style-name="T8_89">church</text:span><text:span text:style-name="T8_90"><text:s/></text:span><text:span text:style-name="T8_91">uses</text:span><text:span text:style-name="T8_92"><text:s/></text:span><text:span text:style-name="T8_93">you</text:span><text:span text:style-name="T8_94"><text:s/></text:span><text:span text:style-name="T8_95">to</text:span><text:span text:style-name="T8_96"><text:s/></text:span><text:span text:style-name="T8_97">retrieve</text:span><text:span text:style-name="T8_98"><text:s/></text:span><text:span text:style-name="T8_99">that</text:span><text:span text:style-name="T8_100"><text:s/></text:span><text:span text:style-name="T8_101">information</text:span><text:span text:style-name="T8_102">.<text:s/></text:span><text:span text:style-name="T8_103">You</text:span><text:span text:style-name="T8_104"><text:s/></text:span><text:span text:style-name="T8_105">have</text:span><text:span text:style-name="T8_106"><text:s/></text:span><text:span text:style-name="T8_107">a</text:span><text:span text:style-name="T8_108"><text:s/></text:span><text:span text:style-name="T8_109">broad</text:span><text:span text:style-name="T8_110"><text:s/></text:span><text:span text:style-name="T8_111">set</text:span><text:span text:style-name="T8_112"><text:s/></text:span><text:span text:style-name="T8_113">of</text:span><text:span text:style-name="T8_114"><text:s/></text:span><text:span text:style-name="T8_115">tools</text:span><text:span text:style-name="T8_116"><text:s/></text:span><text:span text:style-name="T8_117">and</text:span><text:span text:style-name="T8_118"><text:s/></text:span><text:span text:style-name="T8_119">skills</text:span><text:span text:style-name="T8_120"><text:s/></text:span><text:span text:style-name="T8_121">that</text:span><text:span text:style-name="T8_122"><text:s/></text:span><text:span text:style-name="T8_123">give</text:span><text:span text:style-name="T8_124"><text:s/></text:span><text:span text:style-name="T8_125">people</text:span><text:span text:style-name="T8_126"><text:s/></text:span><text:span text:style-name="T8_127">ample</text:span><text:span text:style-name="T8_128"><text:s/></text:span><text:span text:style-name="T8_129">reason</text:span><text:span text:style-name="T8_130"><text:s/></text:span><text:span text:style-name="T8_131">to</text:span><text:span text:style-name="T8_132"><text:s/></text:span><text:span text:style-name="T8_133">talk</text:span><text:span text:style-name="T8_134"><text:s/></text:span><text:span text:style-name="T8_135">for</text:span><text:span text:style-name="T8_136"><text:s/></text:span><text:span text:style-name="T8_137">you</text:span><text:span text:style-name="T8_138">.<text:s/></text:span><text:span text:style-name="T8_139">Most</text:span><text:span text:style-name="T8_140"><text:s/></text:span><text:span text:style-name="T8_141">of</text:span><text:span text:style-name="T8_142"><text:s/></text:span><text:span text:style-name="T8_143">the</text:span><text:span text:style-name="T8_144"><text:s/></text:span><text:span text:style-name="T8_145">time</text:span><text:span text:style-name="T8_146"><text:s/></text:span><text:span text:style-name="T8_147">the</text:span><text:span text:style-name="T8_148"><text:s/></text:span><text:span text:style-name="T8_149">subjects</text:span><text:span text:style-name="T8_150"><text:s/></text:span><text:span text:style-name="T8_151">never</text:span><text:span text:style-name="T8_152"><text:s/></text:span><text:span text:style-name="T8_153">survive</text:span><text:span text:style-name="T8_154"><text:s/></text:span><text:span text:style-name="T8_155">the</text:span><text:span text:style-name="T8_156"><text:s/></text:span><text:span text:style-name="T8_157">process</text:span><text:span text:style-name="T8_158"><text:s/></text:span><text:span text:style-name="T8_159">but</text:span><text:span text:style-name="T8_160"><text:s/></text:span><text:span text:style-name="T8_161">it</text:span><text:span text:style-name="T8_162"><text:s/></text:span><text:span text:style-name="T8_163">is</text:span><text:span text:style-name="T8_164"><text:s/></text:span><text:span text:style-name="T8_165">no</text:span><text:span text:style-name="T8_166"><text:s/></text:span><text:span text:style-name="T8_167">great</text:span><text:span text:style-name="T8_168"><text:s/></text:span><text:span text:style-name="T8_169">loss</text:span><text:span text:style-name="T8_170"><text:s/></text:span><text:span text:style-name="T8_171">in</text:span><text:span text:style-name="T8_172"><text:s/></text:span><text:span text:style-name="T8_173">the</text:span><text:span text:style-name="T8_174"><text:s/></text:span><text:span text:style-name="T8_175">churches</text:span><text:span text:style-name="T8_176"><text:s/></text:span><text:span text:style-name="T8_177">eyes</text:span><text:span text:style-name="T8_178">.</text:span></text:p>
      <text:p text:style-name="P9"/>
      <text:p text:style-name="P10"><text:span text:style-name="T10_1">There</text:span><text:span text:style-name="T10_2"><text:s/></text:span><text:span text:style-name="T10_3">is</text:span><text:span text:style-name="T10_4"><text:s/></text:span><text:span text:style-name="T10_5">a</text:span><text:span text:style-name="T10_6"><text:s/></text:span><text:span text:style-name="T10_7">lot</text:span><text:span text:style-name="T10_8"><text:s/></text:span><text:span text:style-name="T10_9">of</text:span><text:span text:style-name="T10_10"><text:s/></text:span><text:span text:style-name="T10_11">talk</text:span><text:span text:style-name="T10_12"><text:s/></text:span><text:span text:style-name="T10_13">of</text:span><text:span text:style-name="T10_14"><text:s/></text:span><text:span text:style-name="T10_15">witchcraft</text:span><text:span text:style-name="T10_16"><text:s/></text:span><text:span text:style-name="T10_17">in</text:span><text:span text:style-name="T10_18"><text:s/></text:span><text:span text:style-name="T10_19">Luton</text:span><text:span text:style-name="T10_20">.<text:s/></text:span><text:span text:style-name="T10_21">What</text:span><text:span text:style-name="T10_22"><text:s/></text:span><text:span text:style-name="T10_23">a</text:span><text:span text:style-name="T10_24"><text:s/></text:span><text:span text:style-name="T10_25">blasphemous</text:span><text:span text:style-name="T10_26"><text:s/></text:span><text:span text:style-name="T10_27">act</text:span><text:span text:style-name="T10_28"><text:s/></text:span><text:span text:style-name="T10_29">to</text:span><text:span text:style-name="T10_30"><text:s/></text:span><text:span text:style-name="T10_31">commit</text:span><text:span text:style-name="T10_32">!<text:s/></text:span><text:span text:style-name="T10_33">Those</text:span><text:span text:style-name="T10_34"><text:s/></text:span><text:span text:style-name="T10_35">who</text:span><text:span text:style-name="T10_36"><text:s/></text:span><text:span text:style-name="T10_37">partake</text:span><text:span text:style-name="T10_38"><text:s/></text:span><text:span text:style-name="T10_39">in</text:span><text:span text:style-name="T10_40"><text:s/></text:span><text:span text:style-name="T10_41">such</text:span><text:span text:style-name="T10_42"><text:s/></text:span><text:span text:style-name="T10_43">a</text:span><text:span text:style-name="T10_44"><text:s/></text:span><text:span text:style-name="T10_45">thing</text:span><text:span text:style-name="T10_46"><text:s/></text:span><text:span text:style-name="T10_47">deserve</text:span><text:span text:style-name="T10_48"><text:s/></text:span><text:span text:style-name="T10_49">to</text:span><text:span text:style-name="T10_50"><text:s/></text:span><text:span text:style-name="T10_51">be</text:span><text:span text:style-name="T10_52"><text:s/></text:span><text:span text:style-name="T10_53">burned</text:span><text:span text:style-name="T10_54"><text:s/></text:span><text:span text:style-name="T10_55">at</text:span><text:span text:style-name="T10_56"><text:s/></text:span><text:span text:style-name="T10_57">the</text:span><text:span text:style-name="T10_58"><text:s/></text:span><text:span text:style-name="T10_59">very</text:span><text:span text:style-name="T10_60"><text:s/></text:span><text:span text:style-name="T10_61">least</text:span><text:span text:style-name="T10_62">.<text:s/></text:span><text:span text:style-name="T10_63">There</text:span><text:span text:style-name="T10_64"><text:s/></text:span><text:span text:style-name="T10_65">are</text:span><text:span text:style-name="T10_66"><text:s/></text:span><text:span text:style-name="T10_67">those</text:span><text:span text:style-name="T10_68"><text:s/></text:span><text:span text:style-name="T10_69">in</text:span><text:span text:style-name="T10_70"><text:s/></text:span><text:span text:style-name="T10_71">the</text:span><text:span text:style-name="T10_72"><text:s/></text:span><text:span text:style-name="T10_73">town</text:span><text:span text:style-name="T10_74"><text:s/></text:span><text:span text:style-name="T10_75">who</text:span><text:span text:style-name="T10_76"><text:s/></text:span><text:span text:style-name="T10_77">truly</text:span><text:span text:style-name="T10_78"><text:s/></text:span><text:span text:style-name="T10_79">believe</text:span><text:span text:style-name="T10_80"><text:s/></text:span><text:span text:style-name="T10_81">that</text:span><text:span text:style-name="T10_82"><text:s/></text:span><text:span text:style-name="T10_83">we</text:span><text:span text:style-name="T10_84"><text:s/></text:span><text:span text:style-name="T10_85">should</text:span><text:span text:style-name="T10_86"><text:s/></text:span><text:span text:style-name="T10_87">show</text:span><text:span text:style-name="T10_88"><text:s/></text:span><text:span text:style-name="T10_89">mercy</text:span><text:span text:style-name="T10_90"><text:s/></text:span><text:span text:style-name="T10_91">on</text:span><text:span text:style-name="T10_92"><text:s/></text:span><text:span text:style-name="T10_93">these</text:span><text:span text:style-name="T10_94"><text:s/></text:span><text:span text:style-name="T10_95">wretched</text:span><text:span text:style-name="T10_96"><text:s/></text:span><text:span text:style-name="T10_97">people</text:span><text:span text:style-name="T10_98">.<text:s/></text:span><text:span text:style-name="T10_99">They</text:span><text:span text:style-name="T10_100"><text:s/></text:span><text:span text:style-name="T10_101">too</text:span><text:span text:style-name="T10_102"><text:s/></text:span><text:span text:style-name="T10_103">are</text:span><text:span text:style-name="T10_104"><text:s/></text:span><text:span text:style-name="T10_105">failures</text:span><text:span text:style-name="T10_106"><text:s/></text:span><text:span text:style-name="T10_107">in</text:span><text:span text:style-name="T10_108"><text:s/></text:span><text:span text:style-name="T10_109">the</text:span><text:span text:style-name="T10_110"><text:s/></text:span><text:span text:style-name="T10_111">eyes</text:span><text:span text:style-name="T10_112"><text:s/></text:span><text:span text:style-name="T10_113">of</text:span><text:span text:style-name="T10_114"><text:s/></text:span><text:span text:style-name="T10_115">the</text:span><text:span text:style-name="T10_116"><text:s/></text:span><text:span text:style-name="T10_117">lord</text:span><text:span text:style-name="T10_118">.<text:s/></text:span><text:span text:style-name="T10_119">One</text:span><text:span text:style-name="T10_120"><text:s/></text:span><text:span text:style-name="T10_121">day</text:span><text:span text:style-name="T10_122">,<text:s/></text:span><text:span text:style-name="T10_123">when</text:span><text:span text:style-name="T10_124"><text:s/></text:span><text:span text:style-name="T10_125">Laverne</text:span><text:span text:style-name="T10_126"><text:s/></text:span><text:span text:style-name="T10_127">Cuer</text:span><text:span text:style-name="T10_128"><text:s/></text:span><text:span text:style-name="T10_129">is</text:span><text:span text:style-name="T10_130"><text:s/></text:span><text:span text:style-name="T10_131">the</text:span><text:span text:style-name="T10_132"><text:s/></text:span><text:span text:style-name="T10_133">pope</text:span><text:span text:style-name="T10_134">,<text:s/></text:span><text:span text:style-name="T10_135">those</text:span><text:span text:style-name="T10_136"><text:s/></text:span><text:span text:style-name="T10_137">people</text:span><text:span text:style-name="T10_138"><text:s/></text:span><text:span text:style-name="T10_139">will</text:span><text:span text:style-name="T10_140"><text:s/></text:span><text:span text:style-name="T10_141">atone</text:span><text:span text:style-name="T10_142"><text:s/></text:span><text:span text:style-name="T10_143">for</text:span><text:span text:style-name="T10_144"><text:s/></text:span><text:span text:style-name="T10_145">their</text:span><text:span text:style-name="T10_146"><text:s/></text:span><text:span text:style-name="T10_147">sins</text:span><text:span text:style-name="T10_148">.<text:s text:c="2"/></text:span></text:p>
      <text:p text:style-name="P11"/>
      <text:p text:style-name="P12"><text:span text:style-name="T12_1">You</text:span><text:span text:style-name="T12_2"><text:s/></text:span><text:span text:style-name="T12_3">have</text:span><text:span text:style-name="T12_4"><text:s/></text:span><text:span text:style-name="T12_5">noticed</text:span><text:span text:style-name="T12_6"><text:s/></text:span><text:span text:style-name="T12_7">some</text:span><text:span text:style-name="T12_8"><text:s/></text:span><text:span text:style-name="T12_9">other</text:span><text:span text:style-name="T12_10"><text:s/></text:span><text:span text:style-name="T12_11">odd</text:span><text:span text:style-name="T12_12"><text:s/></text:span><text:span text:style-name="T12_13">goings</text:span><text:span text:style-name="T12_14">-</text:span><text:span text:style-name="T12_15">on</text:span><text:span text:style-name="T12_16"><text:s/></text:span><text:span text:style-name="T12_17">around</text:span><text:span text:style-name="T12_18"><text:s/></text:span><text:span text:style-name="T12_19">town</text:span><text:span text:style-name="T12_20"><text:s/></text:span><text:span text:style-name="T12_21">as</text:span><text:span text:style-name="T12_22"><text:s/></text:span><text:span text:style-name="T12_23">well</text:span><text:span text:style-name="T12_24">.<text:s/></text:span><text:span text:style-name="T12_25">You</text:span><text:span text:style-name="T12_26"><text:s/></text:span><text:span text:style-name="T12_27">saw</text:span><text:span text:style-name="T12_28"><text:s/></text:span><text:span text:style-name="T12_29">the</text:span><text:span text:style-name="T12_30"><text:s/></text:span><text:span text:style-name="T12_31">woman</text:span><text:span text:style-name="T12_32"><text:s/></text:span><text:span text:style-name="T12_33">Evelyn</text:span><text:span text:style-name="T12_34"><text:s/></text:span><text:span text:style-name="T12_35">Archer</text:span><text:span text:style-name="T12_36"><text:s/></text:span><text:span text:style-name="T12_37">sneaking</text:span><text:span text:style-name="T12_38"><text:s/></text:span><text:span text:style-name="T12_39">around</text:span><text:span text:style-name="T12_40"><text:s/></text:span><text:span text:style-name="T12_41">Christian</text:span><text:span text:style-name="T12_42"><text:s/></text:span><text:span text:style-name="T12_43">Drake</text:span><text:span text:style-name="T12_44">’</text:span><text:span text:style-name="T12_45">s</text:span><text:span text:style-name="T12_46"><text:s/></text:span><text:span text:style-name="T12_47">Caravan</text:span><text:span text:style-name="T12_48">.<text:s/></text:span><text:span text:style-name="T12_49">She</text:span><text:span text:style-name="T12_50"><text:s/></text:span><text:span text:style-name="T12_51">was</text:span><text:span text:style-name="T12_52"><text:s/></text:span><text:span text:style-name="T12_53">holding</text:span><text:span text:style-name="T12_54"><text:s/></text:span><text:span text:style-name="T12_55">a</text:span><text:span text:style-name="T12_56"><text:s/></text:span><text:span text:style-name="T12_57">broom</text:span><text:span text:style-name="T12_58"><text:s/></text:span><text:span text:style-name="T12_59">of</text:span><text:span text:style-name="T12_60"><text:s/></text:span><text:span text:style-name="T12_61">some</text:span><text:span text:style-name="T12_62"><text:s/></text:span><text:span text:style-name="T12_63">sort</text:span><text:span text:style-name="T12_64"><text:s/></text:span><text:span text:style-name="T12_65">and</text:span><text:span text:style-name="T12_66"><text:s/></text:span><text:span text:style-name="T12_67">you</text:span><text:span text:style-name="T12_68">’</text:span><text:span text:style-name="T12_69">re</text:span><text:span text:style-name="T12_70"><text:s/></text:span><text:span text:style-name="T12_71">not</text:span><text:span text:style-name="T12_72"><text:s/></text:span><text:span text:style-name="T12_73">sure</text:span><text:span text:style-name="T12_74"><text:s/></text:span><text:span text:style-name="T12_75">why</text:span><text:span text:style-name="T12_76"><text:s/></text:span><text:span text:style-name="T12_77">she</text:span><text:span text:style-name="T12_78"><text:s/></text:span><text:span text:style-name="T12_79">would</text:span><text:span text:style-name="T12_80"><text:s/></text:span><text:span text:style-name="T12_81">be</text:span><text:span text:style-name="T12_82"><text:s/></text:span><text:span text:style-name="T12_83">there</text:span><text:span text:style-name="T12_84">.<text:s/></text:span><text:span text:style-name="T12_85">There</text:span><text:span text:style-name="T12_86">’</text:span><text:span text:style-name="T12_87">s</text:span><text:span text:style-name="T12_88"><text:s/></text:span><text:span text:style-name="T12_89">also</text:span><text:span text:style-name="T12_90"><text:s/></text:span><text:span text:style-name="T12_91">an</text:span><text:span text:style-name="T12_92"><text:s/></text:span><text:span text:style-name="T12_93">odd</text:span><text:span text:style-name="T12_94"><text:s/></text:span><text:span text:style-name="T12_95">fisherwoman</text:span><text:span text:style-name="T12_96"><text:s/></text:span><text:span text:style-name="T12_97">called</text:span><text:span text:style-name="T12_98"><text:s/></text:span><text:span text:style-name="T12_99">Lettice</text:span><text:span text:style-name="T12_100"><text:s/></text:span><text:span text:style-name="T12_101">who</text:span><text:span text:style-name="T12_102"><text:s/></text:span><text:span text:style-name="T12_103">you</text:span><text:span text:style-name="T12_104"><text:s/></text:span><text:span text:style-name="T12_105">are</text:span><text:span text:style-name="T12_106"><text:s/></text:span><text:span text:style-name="T12_107">very</text:span><text:span text:style-name="T12_108"><text:s/></text:span><text:span text:style-name="T12_109">suspicious</text:span><text:span text:style-name="T12_110"><text:s/></text:span><text:span text:style-name="T12_111">of</text:span><text:span text:style-name="T12_112">.<text:s/></text:span><text:span text:style-name="T12_113">You</text:span><text:span text:style-name="T12_114">’</text:span><text:span text:style-name="T12_115">re</text:span><text:span text:style-name="T12_116"><text:s/></text:span><text:span text:style-name="T12_117">not</text:span><text:span text:style-name="T12_118"><text:s/></text:span><text:span text:style-name="T12_119">sure</text:span><text:span text:style-name="T12_120"><text:s/></text:span><text:span text:style-name="T12_121">why</text:span><text:span text:style-name="T12_122"><text:s/></text:span><text:span text:style-name="T12_123">but</text:span><text:span text:style-name="T12_124"><text:s/></text:span><text:span text:style-name="T12_125">you</text:span><text:span text:style-name="T12_126">’</text:span><text:span text:style-name="T12_127">re</text:span><text:span text:style-name="T12_128"><text:s/></text:span><text:span text:style-name="T12_129">planning</text:span><text:span text:style-name="T12_130"><text:s/></text:span><text:span text:style-name="T12_131">on</text:span><text:span text:style-name="T12_132"><text:s/></text:span><text:span text:style-name="T12_133">asking</text:span><text:span text:style-name="T12_134"><text:s/></text:span><text:span text:style-name="T12_135">around</text:span><text:span text:style-name="T12_136"><text:s/></text:span><text:span text:style-name="T12_137">town</text:span><text:span text:style-name="T12_138"><text:s/></text:span><text:span text:style-name="T12_139">about</text:span><text:span text:style-name="T12_140"><text:s/></text:span><text:span text:style-name="T12_141">her</text:span><text:span text:style-name="T12_142">.</text:span></text:p>
      <text:p text:style-name="P13"/>
      <text:p text:style-name="P14"><text:span text:style-name="T14_1">You</text:span><text:span text:style-name="T14_2"><text:s/></text:span><text:span text:style-name="T14_3">noticed</text:span><text:span text:style-name="T14_4"><text:s/></text:span><text:span text:style-name="T14_5">Isaac</text:span><text:span text:style-name="T14_6"><text:s/></text:span><text:span text:style-name="T14_7">Rosencrantz</text:span><text:span text:style-name="T14_8"><text:s/></text:span><text:span text:style-name="T14_9">speaking</text:span><text:span text:style-name="T14_10"><text:s/></text:span><text:span text:style-name="T14_11">Hebrew</text:span><text:span text:style-name="T14_12">.<text:s/></text:span><text:span text:style-name="T14_13">As</text:span><text:span text:style-name="T14_14"><text:s/></text:span><text:span text:style-name="T14_15">a</text:span><text:span text:style-name="T14_16"><text:s/></text:span><text:span text:style-name="T14_17">Christian</text:span><text:span text:style-name="T14_18"><text:s/></text:span><text:span text:style-name="T14_19">Priest</text:span><text:span text:style-name="T14_20">,<text:s/></text:span><text:span text:style-name="T14_21">you</text:span><text:span text:style-name="T14_22"><text:s/></text:span><text:span text:style-name="T14_23">have</text:span><text:span text:style-name="T14_24"><text:s/></text:span><text:span text:style-name="T14_25">always</text:span><text:span text:style-name="T14_26"><text:s/></text:span><text:span text:style-name="T14_27">tried</text:span><text:span text:style-name="T14_28"><text:s/></text:span><text:span text:style-name="T14_29">to</text:span><text:span text:style-name="T14_30"><text:s/></text:span><text:span text:style-name="T14_31">stay</text:span><text:span text:style-name="T14_32"><text:s/></text:span><text:span text:style-name="T14_33">away</text:span><text:span text:style-name="T14_34"><text:s/></text:span><text:span text:style-name="T14_35">from</text:span><text:span text:style-name="T14_36"><text:s/></text:span><text:span text:style-name="T14_37">such</text:span><text:span text:style-name="T14_38"><text:s/></text:span><text:span text:style-name="T14_39">people</text:span><text:span text:style-name="T14_40"><text:s/></text:span><text:span text:style-name="T14_41">if</text:span><text:span text:style-name="T14_42"><text:s/></text:span><text:span text:style-name="T14_43">possible</text:span><text:span text:style-name="T14_44">.</text:span></text:p>
      <text:p text:style-name="P15"/>
      <text:p text:style-name="P16"/>
      <text:h text:style-name="P17" text:outline-level="10"><text:bookmark-start text:name="h.zb8y4t3i5w97"/><text:bookmark-end text:name="h.zb8y4t3i5w97"/><text:span text:style-name="T17_1">Interesting</text:span><text:span text:style-name="T17_2"><text:s/></text:span><text:span text:style-name="T17_3">Trivia</text:span></text:h>
      <text:p text:style-name="P18"/>
      <text:p text:style-name="P19"><text:span text:style-name="T19_1">Naturally</text:span><text:span text:style-name="T19_2"><text:s/></text:span><text:span text:style-name="T19_3">you</text:span><text:span text:style-name="T19_4"><text:s/></text:span><text:span text:style-name="T19_5">are</text:span><text:span text:style-name="T19_6"><text:s/></text:span><text:span text:style-name="T19_7">a</text:span><text:span text:style-name="T19_8"><text:s/></text:span><text:span text:style-name="T19_9">biblical</text:span><text:span text:style-name="T19_10"><text:s/></text:span><text:span text:style-name="T19_11">scholar</text:span><text:span text:style-name="T19_12">.<text:s/></text:span><text:span text:style-name="T19_13">You</text:span><text:span text:style-name="T19_14"><text:s/></text:span><text:span text:style-name="T19_15">may</text:span><text:span text:style-name="T19_16"><text:s/></text:span><text:span text:style-name="T19_17">go</text:span><text:span text:style-name="T19_18"><text:s/></text:span><text:span text:style-name="T19_19">to</text:span><text:span text:style-name="T19_20"><text:s/></text:span><text:span text:style-name="T19_21">the</text:span><text:span text:style-name="T19_22"><text:s/></text:span><text:span text:style-name="T19_23">Host</text:span><text:span text:style-name="T19_24"><text:s/></text:span><text:span text:style-name="T19_25">for</text:span><text:span text:style-name="T19_26"><text:s/></text:span><text:span text:style-name="T19_27">biblical</text:span><text:span text:style-name="T19_28"><text:s/></text:span><text:span text:style-name="T19_29">queries</text:span><text:span text:style-name="T19_30"><text:s/></text:span><text:span text:style-name="T19_31">if</text:span><text:span text:style-name="T19_32"><text:s/></text:span><text:span text:style-name="T19_33">the</text:span><text:span text:style-name="T19_34"><text:s/></text:span><text:span text:style-name="T19_35">need</text:span><text:span text:style-name="T19_36"><text:s/></text:span><text:span text:style-name="T19_37">arises</text:span><text:span text:style-name="T19_38">.</text:span></text:p>
      <text:p text:style-name="P20"/>
      <text:h text:style-name="P21" text:outline-level="10"><text:bookmark-start text:name="h.pbd33ukfqkg0"/><text:bookmark-end text:name="h.pbd33ukfqkg0"/><text:span text:style-name="T21_1">Your</text:span><text:span text:style-name="T21_2"><text:s/></text:span><text:span text:style-name="T21_3">Goals</text:span></text:h>
      <text:list text:style-name="LS1" xml:id="list0">
        <text:list-item>
          <text:p text:style-name="P22"><text:span text:style-name="T22_1">Ensure</text:span><text:span text:style-name="T22_2"><text:s/></text:span><text:span text:style-name="T22_3">that</text:span><text:span text:style-name="T22_4"><text:s/></text:span><text:span text:style-name="T22_5">the</text:span><text:span text:style-name="T22_6"><text:s/></text:span><text:span text:style-name="T22_7">cathedral</text:span><text:span text:style-name="T22_8"><text:s/></text:span><text:span text:style-name="T22_9">is</text:span><text:span text:style-name="T22_10"><text:s/></text:span><text:span text:style-name="T22_11">built</text:span></text:p>
        </text:list-item>
        <text:list-item>
          <text:p text:style-name="P23"><text:span text:style-name="T23_1">Find</text:span><text:span text:style-name="T23_2"><text:s/></text:span><text:span text:style-name="T23_3">out</text:span><text:span text:style-name="T23_4"><text:s/></text:span><text:span text:style-name="T23_5">any</text:span><text:span text:style-name="T23_6"><text:s/></text:span><text:span text:style-name="T23_7">information</text:span><text:span text:style-name="T23_8"><text:s/></text:span><text:span text:style-name="T23_9">about</text:span><text:span text:style-name="T23_10"><text:s/></text:span><text:span text:style-name="T23_11">Gabriel</text:span><text:span text:style-name="T23_12">’</text:span><text:span text:style-name="T23_13">s</text:span><text:span text:style-name="T23_14"><text:s/></text:span><text:span text:style-name="T23_15">death</text:span></text:p>
        </text:list-item>
        <text:list-item>
          <text:p text:style-name="P24"><text:span text:style-name="T24_1">Ensure</text:span><text:span text:style-name="T24_2"><text:s/></text:span><text:span text:style-name="T24_3">that</text:span><text:span text:style-name="T24_4"><text:s/></text:span><text:span text:style-name="T24_5">witchcraft</text:span><text:span text:style-name="T24_6"><text:s/></text:span><text:span text:style-name="T24_7">is</text:span><text:span text:style-name="T24_8"><text:s/></text:span><text:span text:style-name="T24_9">still</text:span><text:span text:style-name="T24_10"><text:s/></text:span><text:span text:style-name="T24_11">punishable</text:span><text:span text:style-name="T24_12"><text:s/></text:span><text:span text:style-name="T24_13">by</text:span><text:span text:style-name="T24_14"><text:s/></text:span><text:span text:style-name="T24_15">burning</text:span></text:p>
        </text:list-item>
        <text:list-item>
          <text:p text:style-name="P25"><text:span text:style-name="T25_1">Find</text:span><text:span text:style-name="T25_2"><text:s/></text:span><text:span text:style-name="T25_3">your</text:span><text:span text:style-name="T25_4"><text:s/></text:span><text:span text:style-name="T25_5">letter</text:span><text:span text:style-name="T25_6"><text:s/></text:span><text:span text:style-name="T25_7">and</text:span><text:span text:style-name="T25_8"><text:s/></text:span><text:span text:style-name="T25_9">follow</text:span><text:span text:style-name="T25_10"><text:s/></text:span><text:span text:style-name="T25_11">its</text:span><text:span text:style-name="T25_12"><text:s/></text:span><text:span text:style-name="T25_13">instructions</text:span></text:p>
        </text:list-item>
        <text:list-item>
          <text:p text:style-name="P26"><text:span text:style-name="T26_1">Solve</text:span><text:span text:style-name="T26_2"><text:s/></text:span><text:span text:style-name="T26_3">the</text:span><text:span text:style-name="T26_4"><text:s/></text:span><text:span text:style-name="T26_5">murder</text:span><text:span text:style-name="T26_6">,<text:s/></text:span><text:span text:style-name="T26_7">you</text:span><text:span text:style-name="T26_8"><text:s/></text:span><text:span text:style-name="T26_9">suspect</text:span><text:span text:style-name="T26_10"><text:s/></text:span><text:span text:style-name="T26_11">that</text:span><text:span text:style-name="T26_12"><text:s/></text:span><text:span text:style-name="T26_13">there</text:span><text:span text:style-name="T26_14"><text:s/></text:span><text:span text:style-name="T26_15">might</text:span><text:span text:style-name="T26_16"><text:s/></text:span><text:span text:style-name="T26_17">be</text:span><text:span text:style-name="T26_18"><text:s/></text:span><text:span text:style-name="T26_19">witchcraft</text:span><text:span text:style-name="T26_20"><text:s/></text:span><text:span text:style-name="T26_21">involved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